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蘭亭黑-繁" svg:font-family="蘭亭黑-繁"/>
    <style:font-face style:name="Arial Unicode MS1" svg:font-family="'Arial Unicode MS'" style:font-family-generic="swiss"/>
    <style:font-face style:name="Hanyi Senty Wen 汉仪新蒂文徵明體" svg:font-family="'Hanyi Senty Wen 汉仪新蒂文徵明體'" style:font-pitch="variable"/>
    <style:font-face style:name="Meslo LG M DZ for Powerline" svg:font-family="'Meslo LG M DZ for Powerline'" style:font-adornments="標準" style:font-pitch="variable"/>
    <style:font-face style:name="清松手寫體4" svg:font-family="清松手寫體4" style:font-pitch="variable"/>
    <style:font-face style:name="翩翩體-繁" svg:font-family="翩翩體-繁" style:font-pitch="variable"/>
    <style:font-face style:name="翩翩體-繁1" svg:font-family="翩翩體-繁" style:font-adornments="標準" style:font-pitch="variable"/>
    <style:font-face style:name="魏碑-繁" svg:font-family="魏碑-繁" style:font-pitch="variable"/>
    <style:font-face style:name="黑體-繁" svg:font-family="黑體-繁" style:font-adornments="標準" style:font-pitch="variable"/>
    <style:font-face style:name="Caladea" svg:font-family="Caladea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华文宋体" svg:font-family="华文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1c1e21" loext:opacity="100%" style:font-name="翩翩體-繁" fo:font-size="26pt" fo:letter-spacing="normal" officeooo:rsid="0029a4f3" officeooo:paragraph-rsid="0029e98a" style:font-name-asian="Hanyi Senty Wen 汉仪新蒂文徵明體" style:font-size-asian="26pt" style:font-style-asian="normal" style:font-weight-asian="bold" style:font-size-complex="26pt" loext:padding="0cm" loext:border="none"/>
    </style:style>
    <style:style style:name="P2" style:family="paragraph" style:parent-style-name="Standard">
      <style:text-properties fo:font-variant="normal" fo:text-transform="none" fo:color="#1c1e21" loext:opacity="100%" style:font-name="翩翩體-繁" fo:font-size="32pt" fo:letter-spacing="normal" officeooo:rsid="0029a4f3" officeooo:paragraph-rsid="0029e98a" style:font-name-asian="翩翩體-繁" style:font-size-asian="32pt" style:font-style-asian="normal" style:font-weight-asian="bold" style:font-size-complex="32pt" loext:padding="0cm" loext:border="none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1c1e21" loext:opacity="100%" style:font-name="翩翩體-繁" fo:font-size="32pt" fo:letter-spacing="normal" officeooo:rsid="0029a4f3" officeooo:paragraph-rsid="0029e98a" style:font-name-asian="魏碑-繁" style:font-size-asian="32pt" style:font-style-asian="normal" style:font-weight-asian="bold" style:font-size-complex="32pt" loext:padding="0cm" loext:border="none"/>
    </style:style>
    <style:style style:name="P4" style:family="paragraph" style:parent-style-name="Standard">
      <style:paragraph-properties fo:margin-top="0cm" fo:margin-bottom="0.275cm" style:contextual-spacing="false" fo:text-align="center" style:justify-single-word="false"/>
      <style:text-properties fo:font-variant="normal" fo:text-transform="none" fo:color="#1c1e21" loext:opacity="100%" style:font-name="翩翩體-繁" fo:font-size="48pt" fo:letter-spacing="normal" officeooo:rsid="0029a4f3" officeooo:paragraph-rsid="0029e98a" style:font-name-asian="魏碑-繁" style:font-size-asian="48pt" style:font-style-asian="normal" style:font-weight-asian="bold" style:font-size-complex="48pt" loext:padding="0cm" loext:border="none"/>
    </style:style>
    <style:style style:name="P5" style:family="paragraph" style:parent-style-name="Standard">
      <style:paragraph-properties fo:margin-top="0cm" fo:margin-bottom="0.275cm" style:contextual-spacing="false" fo:text-align="center" style:justify-single-word="false"/>
      <style:text-properties fo:font-variant="normal" fo:text-transform="none" fo:color="#1c1e21" loext:opacity="100%" style:font-name="翩翩體-繁" fo:font-size="48pt" fo:letter-spacing="normal" officeooo:rsid="0029a4f3" officeooo:paragraph-rsid="002ff10c" style:font-name-asian="魏碑-繁" style:font-size-asian="48pt" style:font-style-asian="normal" style:font-weight-asian="bold" style:font-size-complex="48pt" loext:padding="0cm" loext:border="none"/>
    </style:style>
    <style:style style:name="P6" style:family="paragraph" style:parent-style-name="Standard">
      <style:paragraph-properties fo:margin-top="0cm" fo:margin-bottom="0.275cm" style:contextual-spacing="false" fo:text-align="center" style:justify-single-word="false"/>
      <style:text-properties fo:font-variant="normal" fo:text-transform="none" fo:color="#1c1e21" loext:opacity="100%" style:font-name="翩翩體-繁" fo:font-size="48pt" fo:letter-spacing="normal" officeooo:rsid="0029a4f3" officeooo:paragraph-rsid="003a0b9d" style:font-name-asian="魏碑-繁" style:font-size-asian="48pt" style:font-style-asian="normal" style:font-weight-asian="bold" style:font-size-complex="48pt" loext:padding="0cm" loext:border="none"/>
    </style:style>
    <style:style style:name="P7" style:family="paragraph" style:parent-style-name="Standard">
      <style:paragraph-properties fo:margin-top="0cm" fo:margin-bottom="0.275cm" style:contextual-spacing="false" fo:text-align="center" style:justify-single-word="false"/>
      <style:text-properties fo:font-variant="normal" fo:text-transform="none" fo:color="#1c1e21" loext:opacity="100%" style:font-name="翩翩體-繁" fo:font-size="48pt" fo:letter-spacing="normal" officeooo:rsid="0029a4f3" officeooo:paragraph-rsid="003f132f" style:font-name-asian="魏碑-繁" style:font-size-asian="48pt" style:font-style-asian="normal" style:font-weight-asian="bold" style:font-size-complex="48pt" loext:padding="0cm" loext:border="none"/>
    </style:style>
    <style:style style:name="P8" style:family="paragraph" style:parent-style-name="Standard">
      <style:paragraph-properties fo:margin-top="0cm" fo:margin-bottom="0.275cm" style:contextual-spacing="false" fo:text-align="center" style:justify-single-word="false"/>
      <style:text-properties fo:font-variant="normal" fo:text-transform="none" fo:color="#1c1e21" loext:opacity="100%" style:font-name="翩翩體-繁" fo:font-size="48pt" fo:letter-spacing="normal" officeooo:rsid="0029a4f3" officeooo:paragraph-rsid="0040314e" style:font-name-asian="魏碑-繁" style:font-size-asian="48pt" style:font-style-asian="normal" style:font-weight-asian="bold" style:font-size-complex="48pt" loext:padding="0cm" loext:border="none"/>
    </style:style>
    <style:style style:name="P9" style:family="paragraph" style:parent-style-name="Standard">
      <style:paragraph-properties fo:margin-top="0cm" fo:margin-bottom="0.275cm" style:contextual-spacing="false" fo:text-align="center" style:justify-single-word="false"/>
      <style:text-properties fo:font-variant="normal" fo:text-transform="none" fo:color="#1c1e21" loext:opacity="100%" style:font-name="翩翩體-繁" fo:font-size="48pt" fo:letter-spacing="normal" officeooo:rsid="003f132f" officeooo:paragraph-rsid="0040314e" style:font-name-asian="魏碑-繁" style:font-size-asian="48pt" style:font-style-asian="normal" style:font-weight-asian="bold" style:font-size-complex="48pt" loext:padding="0cm" loext:border="none"/>
    </style:style>
    <style:style style:name="P10" style:family="paragraph" style:parent-style-name="Standard" style:master-page-name="">
      <style:paragraph-properties fo:margin-top="0cm" fo:margin-bottom="0.275cm" style:contextual-spacing="false" fo:text-align="center" style:justify-single-word="false" style:page-number="auto"/>
      <style:text-properties fo:font-variant="normal" fo:text-transform="none" fo:color="#1c1e21" loext:opacity="100%" style:font-name="翩翩體-繁" fo:font-size="48pt" fo:letter-spacing="normal" officeooo:rsid="0029a4f3" officeooo:paragraph-rsid="0029a4f3" style:font-name-asian="魏碑-繁" style:font-size-asian="48pt" style:font-style-asian="normal" style:font-weight-asian="bold" style:font-size-complex="48pt" loext:padding="0cm" loext:border="none"/>
    </style:style>
    <style:style style:name="P11" style:family="paragraph" style:parent-style-name="Standard" style:master-page-name="">
      <style:paragraph-properties fo:margin-top="0cm" fo:margin-bottom="0.275cm" style:contextual-spacing="false" fo:text-align="center" style:justify-single-word="false" style:page-number="auto" fo:break-before="page"/>
      <style:text-properties fo:font-variant="normal" fo:text-transform="none" fo:color="#1c1e21" loext:opacity="100%" style:font-name="翩翩體-繁" fo:font-size="48pt" fo:letter-spacing="normal" officeooo:rsid="0029a4f3" officeooo:paragraph-rsid="003a0b9d" style:font-name-asian="魏碑-繁" style:font-size-asian="48pt" style:font-style-asian="normal" style:font-weight-asian="bold" style:font-size-complex="48pt" loext:padding="0cm" loext:border="none"/>
    </style:style>
    <style:style style:name="P12" style:family="paragraph" style:parent-style-name="Standard" style:master-page-name="">
      <style:paragraph-properties fo:margin-top="0cm" fo:margin-bottom="0.275cm" style:contextual-spacing="false" fo:text-align="center" style:justify-single-word="false" style:page-number="auto" fo:break-before="page"/>
      <style:text-properties fo:font-variant="normal" fo:text-transform="none" fo:color="#1c1e21" loext:opacity="100%" style:font-name="翩翩體-繁" fo:font-size="48pt" fo:letter-spacing="normal" officeooo:rsid="0029a4f3" officeooo:paragraph-rsid="003f132f" style:font-name-asian="魏碑-繁" style:font-size-asian="48pt" style:font-style-asian="normal" style:font-weight-asian="bold" style:font-size-complex="48pt" loext:padding="0cm" loext:border="none"/>
    </style:style>
    <style:style style:name="P13" style:family="paragraph" style:parent-style-name="Standard" style:master-page-name="">
      <style:paragraph-properties fo:margin-top="0cm" fo:margin-bottom="0.275cm" style:contextual-spacing="false" fo:text-align="center" style:justify-single-word="false" style:page-number="auto" fo:break-before="page"/>
      <style:text-properties fo:font-variant="normal" fo:text-transform="none" fo:color="#1c1e21" loext:opacity="100%" style:font-name="翩翩體-繁" fo:font-size="48pt" fo:letter-spacing="normal" officeooo:rsid="0029a4f3" officeooo:paragraph-rsid="0040314e" style:font-name-asian="魏碑-繁" style:font-size-asian="48pt" style:font-style-asian="normal" style:font-weight-asian="bold" style:font-size-complex="48pt" loext:padding="0cm" loext:border="non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《渭城曲》</text:p>
      <text:p text:style-name="P4"><text:ruby text:style-name="Ru1"><text:ruby-base>渭</text:ruby-base><text:ruby-text>規七英</text:ruby-text></text:ruby><text:ruby text:style-name="Ru1"><text:ruby-base>城</text:ruby-base><text:ruby-text>經五時</text:ruby-text></text:ruby><text:ruby text:style-name="Ru1"><text:ruby-base>朝</text:ruby-base><text:ruby-text>嬌一地</text:ruby-text></text:ruby><text:ruby text:style-name="Ru1"><text:ruby-base>雨</text:ruby-base><text:ruby-text>英二龜</text:ruby-text></text:ruby><text:ruby text:style-name="Ru1"><text:ruby-base>浥</text:ruby-base><text:ruby-text>金四英</text:ruby-text></text:ruby><text:ruby text:style-name="Ru1"><text:ruby-base>輕</text:ruby-base><text:ruby-text>經一去</text:ruby-text></text:ruby><text:ruby text:style-name="Ru1"><text:ruby-base>塵</text:ruby-base><text:ruby-text>巾五地</text:ruby-text></text:ruby></text:p>
      <text:p text:style-name="P5"><text:ruby text:style-name="Ru1"><text:ruby-base>客</text:ruby-base><text:ruby-text>經四去</text:ruby-text></text:ruby><text:ruby text:style-name="Ru1"><text:ruby-base>舍</text:ruby-base><text:ruby-text>迦三時</text:ruby-text></text:ruby><text:ruby text:style-name="Ru1"><text:ruby-base>青</text:ruby-base><text:ruby-text>經一出</text:ruby-text></text:ruby><text:ruby text:style-name="Ru1"><text:ruby-base>青</text:ruby-base><text:ruby-text>經一出</text:ruby-text></text:ruby><text:ruby text:style-name="Ru1"><text:ruby-base>柳</text:ruby-base><text:ruby-text>ㄐ二柳</text:ruby-text></text:ruby><text:ruby text:style-name="Ru1"><text:ruby-base>色</text:ruby-base><text:ruby-text>經四時</text:ruby-text></text:ruby><text:ruby text:style-name="Ru1"><text:ruby-base>新</text:ruby-base><text:ruby-text>巾一時</text:ruby-text></text:ruby></text:p>
      <text:p text:style-name="P4"><text:ruby text:style-name="Ru1"><text:ruby-base>勸</text:ruby-base><text:ruby-text>觀三去</text:ruby-text></text:ruby><text:ruby text:style-name="Ru1"><text:ruby-base>君</text:ruby-base><text:ruby-text>君一求</text:ruby-text></text:ruby><text:ruby text:style-name="Ru1"><text:ruby-base>更</text:ruby-base><text:ruby-text>經三求</text:ruby-text></text:ruby><text:ruby text:style-name="Ru1"><text:ruby-base>進</text:ruby-base><text:ruby-text>巾三曾</text:ruby-text></text:ruby><text:ruby text:style-name="Ru1"><text:ruby-base>一</text:ruby-base><text:ruby-text>巾四英</text:ruby-text></text:ruby><text:ruby text:style-name="Ru1"><text:ruby-base>杯</text:ruby-base><text:ruby-text>皆一邊</text:ruby-text></text:ruby><text:ruby text:style-name="Ru1"><text:ruby-base>酒</text:ruby-base><text:ruby-text>ㄐ二曾</text:ruby-text></text:ruby></text:p>
      <text:p text:style-name="P4"><text:ruby text:style-name="Ru1"><text:ruby-base>西</text:ruby-base><text:ruby-text>嘉一時</text:ruby-text></text:ruby><text:ruby text:style-name="Ru1"><text:ruby-base>出</text:ruby-base><text:ruby-text>君四出</text:ruby-text></text:ruby><text:ruby text:style-name="Ru1"><text:ruby-base>陽</text:ruby-base><text:ruby-text>姜五英</text:ruby-text></text:ruby><text:ruby text:style-name="Ru1"><text:ruby-base>關</text:ruby-base><text:ruby-text>觀一求</text:ruby-text></text:ruby><text:ruby text:style-name="Ru1"><text:ruby-base>無</text:ruby-base><text:ruby-text>龜五門</text:ruby-text></text:ruby><text:ruby text:style-name="Ru1"><text:ruby-base>故</text:ruby-base><text:ruby-text>沽三求</text:ruby-text></text:ruby><text:ruby text:style-name="Ru1"><text:ruby-base>人</text:ruby-base><text:ruby-text>巾五人</text:ruby-text></text:ruby></text:p>
      <text:p text:style-name="P9"/>
      <text:p text:style-name="P13">《渭城曲》</text:p>
      <text:p text:style-name="P8"><text:ruby text:style-name="Ru1"><text:ruby-base>渭</text:ruby-base><text:ruby-text>uī</text:ruby-text></text:ruby><text:ruby text:style-name="Ru1"><text:ruby-base>城</text:ruby-base><text:ruby-text>sîng</text:ruby-text></text:ruby><text:ruby text:style-name="Ru1"><text:ruby-base>朝</text:ruby-base><text:ruby-text>tiau</text:ruby-text></text:ruby><text:ruby text:style-name="Ru1"><text:ruby-base>雨</text:ruby-base><text:ruby-text>ú</text:ruby-text></text:ruby><text:ruby text:style-name="Ru1"><text:ruby-base>浥</text:ruby-base><text:ruby-text>ip</text:ruby-text></text:ruby><text:ruby text:style-name="Ru1"><text:ruby-base>輕</text:ruby-base><text:ruby-text>khing</text:ruby-text></text:ruby><text:ruby text:style-name="Ru1"><text:ruby-base>塵</text:ruby-base><text:ruby-text>tîn</text:ruby-text></text:ruby></text:p>
      <text:p text:style-name="P8"><text:ruby text:style-name="Ru1"><text:ruby-base>客</text:ruby-base><text:ruby-text>khik4</text:ruby-text></text:ruby><text:ruby text:style-name="Ru1"><text:ruby-base>舍</text:ruby-base><text:ruby-text>sià</text:ruby-text></text:ruby><text:ruby text:style-name="Ru1"><text:ruby-base>青</text:ruby-base><text:ruby-text>tshing</text:ruby-text></text:ruby><text:ruby text:style-name="Ru1"><text:ruby-base>青</text:ruby-base><text:ruby-text>tshing</text:ruby-text></text:ruby><text:ruby text:style-name="Ru1"><text:ruby-base>柳</text:ruby-base><text:ruby-text>liú</text:ruby-text></text:ruby><text:ruby text:style-name="Ru1"><text:ruby-base>色</text:ruby-base><text:ruby-text>sik</text:ruby-text></text:ruby><text:ruby text:style-name="Ru1"><text:ruby-base>新</text:ruby-base><text:ruby-text>sin</text:ruby-text></text:ruby></text:p>
      <text:p text:style-name="P8"><text:ruby text:style-name="Ru1"><text:ruby-base>勸</text:ruby-base><text:ruby-text>khuàn</text:ruby-text></text:ruby><text:ruby text:style-name="Ru1"><text:ruby-base>君</text:ruby-base><text:ruby-text>kun</text:ruby-text></text:ruby><text:ruby text:style-name="Ru1"><text:ruby-base>更</text:ruby-base><text:ruby-text>kìng</text:ruby-text></text:ruby><text:ruby text:style-name="Ru1"><text:ruby-base>進</text:ruby-base><text:ruby-text>tsìn</text:ruby-text></text:ruby><text:ruby text:style-name="Ru1"><text:ruby-base>一</text:ruby-base><text:ruby-text>it</text:ruby-text></text:ruby><text:ruby text:style-name="Ru1"><text:ruby-base>杯</text:ruby-base><text:ruby-text>pai</text:ruby-text></text:ruby><text:ruby text:style-name="Ru1"><text:ruby-base>酒</text:ruby-base><text:ruby-text>tsiú</text:ruby-text></text:ruby></text:p>
      <text:p text:style-name="P8"><text:ruby text:style-name="Ru1"><text:ruby-base>西</text:ruby-base><text:ruby-text>se</text:ruby-text></text:ruby><text:ruby text:style-name="Ru1"><text:ruby-base>出</text:ruby-base><text:ruby-text>tshut</text:ruby-text></text:ruby><text:ruby text:style-name="Ru1"><text:ruby-base>陽</text:ruby-base><text:ruby-text>iâng</text:ruby-text></text:ruby><text:ruby text:style-name="Ru1"><text:ruby-base>關</text:ruby-base><text:ruby-text>kuan</text:ruby-text></text:ruby><text:ruby text:style-name="Ru1"><text:ruby-base>無</text:ruby-base><text:ruby-text>bû</text:ruby-text></text:ruby><text:ruby text:style-name="Ru1"><text:ruby-base>故</text:ruby-base><text:ruby-text>kòo</text:ruby-text></text:ruby><text:ruby text:style-name="Ru1"><text:ruby-base>人</text:ruby-base><text:ruby-text>jîn</text:ruby-text></text:ruby></text:p>
      <text:p text:style-name="P8"/>
      <text:p text:style-name="P12">《渭城曲》</text:p>
      <text:p text:style-name="P7"><text:ruby text:style-name="Ru1"><text:ruby-base>渭</text:ruby-base><text:ruby-text>ui7</text:ruby-text></text:ruby><text:ruby text:style-name="Ru1"><text:ruby-base>城</text:ruby-base><text:ruby-text>sing5</text:ruby-text></text:ruby><text:ruby text:style-name="Ru1"><text:ruby-base>朝</text:ruby-base><text:ruby-text>tiau1</text:ruby-text></text:ruby><text:ruby text:style-name="Ru1"><text:ruby-base>雨</text:ruby-base><text:ruby-text>u2</text:ruby-text></text:ruby><text:ruby text:style-name="Ru1"><text:ruby-base>浥</text:ruby-base><text:ruby-text>ip4</text:ruby-text></text:ruby><text:ruby text:style-name="Ru1"><text:ruby-base>輕</text:ruby-base><text:ruby-text>khing1</text:ruby-text></text:ruby><text:ruby text:style-name="Ru1"><text:ruby-base>塵</text:ruby-base><text:ruby-text>tin5</text:ruby-text></text:ruby></text:p>
      <text:p text:style-name="P7"><text:ruby text:style-name="Ru1"><text:ruby-base>客</text:ruby-base><text:ruby-text>khik4</text:ruby-text></text:ruby><text:ruby text:style-name="Ru1"><text:ruby-base>舍</text:ruby-base><text:ruby-text>sia3</text:ruby-text></text:ruby><text:ruby text:style-name="Ru1"><text:ruby-base>青</text:ruby-base><text:ruby-text>tshing1</text:ruby-text></text:ruby><text:ruby text:style-name="Ru1"><text:ruby-base>青</text:ruby-base><text:ruby-text>tshing1</text:ruby-text></text:ruby><text:ruby text:style-name="Ru1"><text:ruby-base>柳</text:ruby-base><text:ruby-text>liu2</text:ruby-text></text:ruby><text:ruby text:style-name="Ru1"><text:ruby-base>色</text:ruby-base><text:ruby-text>sik4</text:ruby-text></text:ruby><text:ruby text:style-name="Ru1"><text:ruby-base>新</text:ruby-base><text:ruby-text>sin1</text:ruby-text></text:ruby></text:p>
      <text:p text:style-name="P7"><text:ruby text:style-name="Ru1"><text:ruby-base>勸</text:ruby-base><text:ruby-text>khuan3</text:ruby-text></text:ruby><text:ruby text:style-name="Ru1"><text:ruby-base>君</text:ruby-base><text:ruby-text>kun1</text:ruby-text></text:ruby><text:ruby text:style-name="Ru1"><text:ruby-base>更</text:ruby-base><text:ruby-text>king3</text:ruby-text></text:ruby><text:ruby text:style-name="Ru1"><text:ruby-base>進</text:ruby-base><text:ruby-text>tsin3</text:ruby-text></text:ruby><text:ruby text:style-name="Ru1"><text:ruby-base>一</text:ruby-base><text:ruby-text>it4</text:ruby-text></text:ruby><text:ruby text:style-name="Ru1"><text:ruby-base>杯</text:ruby-base><text:ruby-text>pai1</text:ruby-text></text:ruby><text:ruby text:style-name="Ru1"><text:ruby-base>酒</text:ruby-base><text:ruby-text>tsiu2</text:ruby-text></text:ruby></text:p>
      <text:p text:style-name="P7"><text:ruby text:style-name="Ru1"><text:ruby-base>西</text:ruby-base><text:ruby-text>se1</text:ruby-text></text:ruby><text:ruby text:style-name="Ru1"><text:ruby-base>出</text:ruby-base><text:ruby-text>tshut4</text:ruby-text></text:ruby><text:ruby text:style-name="Ru1"><text:ruby-base>陽</text:ruby-base><text:ruby-text>iang5</text:ruby-text></text:ruby><text:ruby text:style-name="Ru1"><text:ruby-base>關</text:ruby-base><text:ruby-text>kuan1</text:ruby-text></text:ruby><text:ruby text:style-name="Ru1"><text:ruby-base>無</text:ruby-base><text:ruby-text>bu5</text:ruby-text></text:ruby><text:ruby text:style-name="Ru1"><text:ruby-base>故</text:ruby-base><text:ruby-text>koo3</text:ruby-text></text:ruby><text:ruby text:style-name="Ru1"><text:ruby-base>人</text:ruby-base><text:ruby-text>jin5</text:ruby-text></text:ruby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蘭亭黑-繁" svg:font-family="蘭亭黑-繁"/>
    <style:font-face style:name="Arial Unicode MS1" svg:font-family="'Arial Unicode MS'" style:font-family-generic="swiss"/>
    <style:font-face style:name="Hanyi Senty Wen 汉仪新蒂文徵明體" svg:font-family="'Hanyi Senty Wen 汉仪新蒂文徵明體'" style:font-pitch="variable"/>
    <style:font-face style:name="Meslo LG M DZ for Powerline" svg:font-family="'Meslo LG M DZ for Powerline'" style:font-adornments="標準" style:font-pitch="variable"/>
    <style:font-face style:name="清松手寫體4" svg:font-family="清松手寫體4" style:font-pitch="variable"/>
    <style:font-face style:name="翩翩體-繁" svg:font-family="翩翩體-繁" style:font-pitch="variable"/>
    <style:font-face style:name="翩翩體-繁1" svg:font-family="翩翩體-繁" style:font-adornments="標準" style:font-pitch="variable"/>
    <style:font-face style:name="魏碑-繁" svg:font-family="魏碑-繁" style:font-pitch="variable"/>
    <style:font-face style:name="黑體-繁" svg:font-family="黑體-繁" style:font-adornments="標準" style:font-pitch="variable"/>
    <style:font-face style:name="Caladea" svg:font-family="Caladea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华文宋体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 style:font-name-asian="翩翩體-繁1" style:font-family-asian="翩翩體-繁" style:font-style-name-asian="標準" style:font-pitch-asian="variable" style:font-size-asian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蘭亭黑-繁" style:font-family-asian="蘭亭黑-繁" style:font-size-asian="2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ff4000" loext:opacity="100%" style:font-name="Meslo LG M DZ for Powerline" fo:font-family="'Meslo LG M DZ for Powerline'" style:font-style-name="標準" style:font-pitch="variable" fo:font-size="11pt" style:text-underline-style="none" style:font-name-asian="黑體-繁" style:font-family-asian="黑體-繁" style:font-style-name-asian="標準" style:font-pitch-asian="variable" style:font-size-asian="12pt" style:font-weight-asian="bold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8T09:51:32.235591326</meta:creation-date>
    <meta:editing-duration>PT5H3M18S</meta:editing-duration>
    <meta:editing-cycles>11</meta:editing-cycles>
    <meta:generator>LibreOffice/7.1.0.3$MacOSX_X86_64 LibreOffice_project/f6099ecf3d29644b5008cc8f48f42f4a40986e4c</meta:generator>
    <dc:title>我的草稿</dc:title>
    <dc:date>2021-08-28T21:31:25.051696761</dc:date>
    <meta:document-statistic meta:table-count="0" meta:image-count="0" meta:object-count="0" meta:page-count="3" meta:paragraph-count="15" meta:word-count="99" meta:character-count="99" meta:non-whitespace-character-count="99"/>
    <meta:template xlink:type="simple" xlink:actuate="onRequest" xlink:title="我的草稿" xlink:href="../../../Library/Application%20Support/LibreOffice/4/user/template/我的草稿.ott" meta:date="2021-08-28T09:51:31.729520380"/>
  </office:meta>
</office:document-meta>
</file>